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line-height="115%" fo:text-align="justify" style:justify-single-word="false"/>
      <style:text-properties fo:color="#000000" style:font-name="Times New Roman" fo:language="fr" fo:country="FR" style:font-name-asian="Calibri" style:font-name-complex="Times New Roman"/>
    </style:style>
    <style:style style:name="P2" style:family="paragraph" style:parent-style-name="Normal">
      <style:paragraph-properties fo:line-height="115%" fo:text-align="justify" style:justify-single-word="false"/>
    </style:style>
    <style:style style:name="P3" style:family="paragraph" style:parent-style-name="List_20_Contents">
      <style:text-properties style:font-name="Times New Roman" fo:language="fr" fo:country="FR" style:font-name-complex="Times New Roman"/>
    </style:style>
    <style:style style:name="P4" style:family="paragraph" style:parent-style-name="List_20_Contents">
      <style:paragraph-properties fo:margin-left="0cm" fo:margin-right="0cm" fo:text-indent="0cm" style:auto-text-indent="false">
        <style:tab-stops/>
      </style:paragraph-properties>
      <style:text-properties style:font-name="Times New Roman" fo:language="fr" fo:country="FR" style:font-name-complex="Times New Roman"/>
    </style:style>
    <style:style style:name="P5" style:family="paragraph" style:parent-style-name="List_20_Contents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List_20_Contents">
      <style:paragraph-properties fo:margin-left="0.25cm" fo:margin-right="0cm" fo:text-indent="0cm" style:auto-text-indent="false">
        <style:tab-stops/>
      </style:paragraph-properties>
      <style:text-properties style:font-name="Times New Roman" fo:language="fr" fo:country="FR" style:font-name-complex="Times New Roman"/>
    </style:style>
    <style:style style:name="P7" style:family="paragraph" style:parent-style-name="Standard">
      <style:text-properties style:font-name="Times New Roman" fo:language="fr" fo:country="FR" style:font-name-complex="Times New Roman"/>
    </style:style>
    <style:style style:name="P8" style:family="paragraph" style:parent-style-name="Normal" style:master-page-name="MP0">
      <style:paragraph-properties fo:line-height="115%" fo:text-align="justify" style:justify-single-word="false" style:page-number="auto" fo:break-before="page"/>
      <style:text-properties fo:color="#000000" style:font-name="Times New Roman" fo:language="fr" fo:country="FR" style:font-name-asian="Calibri" style:font-name-complex="Times New Roman"/>
    </style:style>
    <style:style style:name="T1" style:family="text">
      <style:text-properties fo:color="#000000" style:font-name="Times New Roman" fo:language="fr" fo:country="FR" style:font-name-asian="Calibri" style:font-name-complex="Times New Roman"/>
    </style:style>
    <style:style style:name="T2" style:family="text">
      <style:text-properties fo:color="#000000" style:font-name="Times New Roman" fo:language="fr" fo:country="FR" fo:font-style="italic" style:font-name-asian="Calibri" style:font-style-asian="italic" style:font-name-complex="Times New Roman"/>
    </style:style>
    <style:style style:name="T3" style:family="text">
      <style:text-properties style:font-name="Times New Roman" fo:language="fr" fo:country="FR" style:font-name-complex="Times New Roman"/>
    </style:style>
    <style:style style:name="T4" style:family="text">
      <style:text-properties style:font-name="Times New Roman" fo:language="fr" fo:country="FR" fo:font-style="italic" style:font-style-asian="italic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pyeditor : Mathilde Nicolas. </text:p>
      <text:p text:style-name="P1">Creator: Loret Jean (1595 ?-1665). </text:p>
      <text:p text:style-name="P1">Title: La Muze historique, Lettre en vers à Son Altesse Madame la Duchesse de Nemours. Du 16 février 1664.</text:p>
      <text:p text:style-name="P1">Date: 1664/02/16. </text:p>
      <text:p text:style-name="P2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.</text:span></text:span><text:span text:style-name="Default_20_Paragraph_20_Font"><text:span text:style-name="T1">, Paris, Charles Chenault, 1664.</text:span></text:span></text:p>
      <text:p text:style-name="P3"/>
      <text:p text:style-name="P4"/>
      <text:p text:style-name="P4">164</text:p>
      <text:p text:style-name="P4">LETTRE SEPTIÉME <text:line-break/>Du [samedi] seize Février. <text:line-break/><text:line-break/>HAZARDÉE. <text:line-break/><text:line-break/><text:tab/>MADAME, quoy que peu sçavant, <text:line-break/>Il faut, dans l'Article suivant, <text:line-break/>Que d'un beau sujet je discoure, <text:line-break/>Ou, du moins, que je le parcoure; <text:line-break/>Ce n'est pas mon intention <text:line-break/>De faire une Description <text:line-break/>Réguliére, pléniére, entiére, <text:line-break/>Du susdit sujet, ou matiére, <text:line-break/>Ce me seroit trop de tracas : <text:line-break/>Mais comme, en de semblables cas, <text:line-break/>Ç’a toûjours été ma coûtume <text:line-break/>D'hazarder quelques traits de plume, <text:line-break/>Sans m'amuzer aux longs discours <text:line-break/>Sans un œuvre de pluzieurs jours, <text:line-break/>Je n'y vais employer qu'une heure, <text:line-break/>Et c'est assez que je l'éfleure.</text:p>
      <text:p text:style-name="P4"/>
      <text:p text:style-name="P6">Mercredy, fut le premier jour</text:p>
      <text:p text:style-name="P4">Où le beau Balet de la Cour,</text:p>
      <text:p text:style-name="P4">Agréable par excélence,</text:p>
      <text:p text:style-name="P4">Avec grande magnificence,</text:p>
      <text:p text:style-name="P4">Au Palais Royal fut dansé,</text:p>
      <text:p text:style-name="P4">Où le Commandant, Charnassé,</text:p>
      <text:p text:style-name="P4">Gentil-homme digne d’estime,</text:p>
      <text:p text:style-name="P4">À la priére d’un intime,</text:p>
      <text:p text:style-name="P4">Qui l’en requit obligeamment,</text:p>
      <text:p text:style-name="P4">M’y fit placer commodément,</text:p>
      <text:p text:style-name="P4">Et tout contre, par bonne chance,</text:p>
      <text:p text:style-name="P4">D’une Belle, de connoissance.</text:p>
      <text:p text:style-name="P6">Ce Balet des mieux compozez,</text:p>
      <text:p text:style-name="P5"><text:span text:style-name="Default_20_Paragraph_20_Font"><text:span text:style-name="T3">S’intitule </text:span></text:span><text:span text:style-name="Default_20_Paragraph_20_Font"><text:span text:style-name="T4">Amours Déguizez</text:span></text:span><text:span text:style-name="Default_20_Paragraph_20_Font"><text:span text:style-name="T3">.</text:span></text:span></text:p>
      <text:p text:style-name="P4"><text:soft-page-break/>Aprés la premiére Musique</text:p>
      <text:p text:style-name="P6">Qui fut tout-à-fait harmonique,</text:p>
      <text:p text:style-name="P4">Mercure, Pallas et Venus,</text:p>
      <text:p text:style-name="P4">Sur le Téatre intervenus,</text:p>
      <text:p text:style-name="P4">Firent, entr’eux, un Dialogue,</text:p>
      <text:p text:style-name="P4">Qui du sujet est le Prologue,</text:p>
      <text:p text:style-name="P4">Où ces belles Divinitez,</text:p>
      <text:p text:style-name="P4">En Vers par elles récitez,</text:p>
      <text:p text:style-name="P4"/>
      <text:p text:style-name="P4">Prétendent donner la victoire,</text:p>
      <text:p text:style-name="P4">L’une à l’Amour, l’autre à la Gloire :</text:p>
      <text:p text:style-name="P4">Pallas, avec son sage Esprit,</text:p>
      <text:p text:style-name="P4">Le party de la Gloire prit,</text:p>
      <text:p text:style-name="P4">(Seul but des Lettres et des Armes ;)</text:p>
      <text:p text:style-name="P4">Et Venus avec ses doux charmes</text:p>
      <text:p text:style-name="P4">À qui tant de cœurs font la cour,</text:p>
      <text:p text:style-name="P4">Ne parla qu’en faveur d’Amour,</text:p>
      <text:p text:style-name="P4">Chacune dans leurs contreverses,</text:p>
      <text:p text:style-name="P4">Alèguant des raizons diverses :</text:p>
      <text:p text:style-name="P4">Enfin, ne pouvant s’acorder,</text:p>
      <text:p text:style-name="P4">Mercure, sans rien décider,</text:p>
      <text:p text:style-name="P4">Leur fait accepter pour Arbitre</text:p>
      <text:p text:style-name="P4">Louis, qui mérite le titre</text:p>
      <text:p text:style-name="P4">Du Roy qui le plus judicieux</text:p>
      <text:p text:style-name="P4">Qui soit sous la rondeur des Cieux,</text:p>
      <text:p text:style-name="P4">Roy, qui dans la fleur de son âge</text:p>
      <text:p text:style-name="P4">Est aussi charmant qu’il est sage,</text:p>
      <text:p text:style-name="P4">Et dont ces trois Divinitez</text:p>
      <text:p text:style-name="P4">Prônans les hautes qualitez,</text:p>
      <text:p text:style-name="P4">A son honneur cent chozes dizent</text:p>
      <text:p text:style-name="P4">Et ses Vertus immortalizent.</text:p>
      <text:p text:style-name="P4">L’excélent Acteur, Floridor,</text:p>
      <text:p text:style-name="P4">Qui vaut mieux que son pézant d’or,</text:p>
      <text:p text:style-name="P4">Dans son héroïque figure,</text:p>
      <text:p text:style-name="P4">Réprezenta le Dieu Mercure.</text:p>
      <text:p text:style-name="P4">Mademoiselle Des-Oeillets,</text:p>
      <text:p text:style-name="P4">Qui dans ses Rolles, ou Rollets,</text:p>
      <text:p text:style-name="P4">A paru toûjours admirable,</text:p>
      <text:p text:style-name="P4">(D’autres dizent incomparable)</text:p>
      <text:p text:style-name="P4">Ayant, et lance et coutelas,</text:p>
      <text:p text:style-name="P4">Faizoit la Guerriére Pallas,</text:p>
      <text:p text:style-name="P4">Et du sieur Monfleury la Fille,</text:p>
      <text:p text:style-name="P4">Qui d’un air assez charmant brille,</text:p>
      <text:p text:style-name="P4">Et mieux que ses riches atours,</text:p>
      <text:p text:style-name="P4">Étoit la Mére des Amours,</text:p>
      <text:p text:style-name="P4">Dont tous trois de l’honneur acquirent,</text:p>
      <text:p text:style-name="P4">Et firent bien tout ce qu’ils firent.</text:p>
      <text:p text:style-name="P4">Le Ballet aprés commença,</text:p>
      <text:p text:style-name="P4"/>
      <text:p text:style-name="P4"><text:soft-page-break/>165</text:p>
      <text:p text:style-name="P6">Où nôtre Monarque dansa</text:p>
      <text:p text:style-name="P4">Avec cette grace Royale</text:p>
      <text:p text:style-name="P4">Qui dans l’Europe est sans égale.</text:p>
      <text:p text:style-name="P6">Aprés luy, Monsieur d’Orleans,</text:p>
      <text:p text:style-name="P4">Fut le plus Galant de léans,</text:p>
      <text:p text:style-name="P4">Montrant une si noble adresse,</text:p>
      <text:p text:style-name="P4">Que par le bel air et justesse,</text:p>
      <text:p text:style-name="P4">Dont ses pas êtoient animez,</text:p>
      <text:p text:style-name="P4">Pluzieurs beaux yeux furent charmez.</text:p>
      <text:p text:style-name="P6">Maint Prince, Duc et Pair de France,</text:p>
      <text:p text:style-name="P4">Qui sçavent aussi bien la dance,</text:p>
      <text:p text:style-name="P4">Que le Mêtier de guerroyer,</text:p>
      <text:p text:style-name="P4">Lors que Mars veut les employer,</text:p>
      <text:p text:style-name="P4">Audit Balet se signalérent,</text:p>
      <text:p text:style-name="P4">Et fort galamment y dansérent,</text:p>
      <text:p text:style-name="P4">Étant Gens d’élite et de choix,</text:p>
      <text:p text:style-name="P4">Mais qui plus, qui moins, toutefois,</text:p>
      <text:p text:style-name="P4">Enfin, mainte Personne illustre</text:p>
      <text:p text:style-name="P4">Parut, illec, dans tout son lustre.</text:p>
      <text:p text:style-name="P6">La jeune Reine mesmement,</text:p>
      <text:p text:style-name="P4">De la Cour le cher Ornement,</text:p>
      <text:p text:style-name="P4">De mille graces assortie,</text:p>
      <text:p text:style-name="P4">Voulut être de la partie,</text:p>
      <text:p text:style-name="P4">Avec cette douce fierté,</text:p>
      <text:p text:style-name="P4">Naturelle à Sa Majesté,</text:p>
      <text:p text:style-name="P4">Qui marque sa naissance Auguste,</text:p>
      <text:p text:style-name="P4">Y dansa fort bien et fort juste.</text:p>
      <text:p text:style-name="P6">Pluzieurs autres nobles Objets,</text:p>
      <text:p text:style-name="P4">Dont bien des cœurs sont les sujets,</text:p>
      <text:p text:style-name="P4">Augmentans, comme des miracles,</text:p>
      <text:p text:style-name="P4">La pompe et l’éclat des spectacles,</text:p>
      <text:p text:style-name="P4">Avec un parfait agrément,</text:p>
      <text:p text:style-name="P4">Y dansérent pareillement ;</text:p>
      <text:p text:style-name="P4">Et comme elles sont toutes belles,</text:p>
      <text:p text:style-name="P4">Je vais spécifier icelles</text:p>
      <text:p text:style-name="P4">Dans un stile simple et naïf,</text:p>
      <text:p text:style-name="P4">Et non d’un ton superlatif</text:p>
      <text:p text:style-name="P4">Sans afecter, mesme, aucun ordre,</text:p>
      <text:p text:style-name="P4">De peur qu’on y trouvât à mordre,</text:p>
      <text:p text:style-name="P4">Ny relever leurs qualitez</text:p>
      <text:p text:style-name="P4">Par pointes et subtilitez.</text:p>
      <text:p text:style-name="P4">De leurs Noms voicy, donc, la liste,</text:p>
      <text:p text:style-name="P4">Comme ils viendront à l’improviste,</text:p>
      <text:p text:style-name="P4">Sans y chercher d’autre façon ;</text:p>
      <text:p text:style-name="P4">On m’a donné cette leçon.</text:p>
      <text:p text:style-name="P6">Primo, cette aimable Princesse,</text:p>
      <text:p text:style-name="P4">Qui de Soissons est la Comtesse,</text:p>
      <text:p text:style-name="P4">Un des beaux Esprits de la Cour,</text:p>
      <text:p text:style-name="P4"><text:soft-page-break/>Digne d’honneur, digne d’amour,</text:p>
      <text:p text:style-name="P4">Et (ce qui vaut mieux qu’un Domaine)</text:p>
      <text:p text:style-name="P4">Sur-intendante chez la Reine.</text:p>
      <text:p text:style-name="P6">D’Elbeuf la Fille, et non la Sœur,</text:p>
      <text:p text:style-name="P4">Dont les yeux ont grande douceur,</text:p>
      <text:p text:style-name="P4">Dont la face est claire et seraine,</text:p>
      <text:p text:style-name="P4"/>
      <text:p text:style-name="P4">Et qui vient du Sang de Loraine.</text:p>
      <text:p text:style-name="P6">Mademoizelle de Nemours,</text:p>
      <text:p text:style-name="P4">Qui, dans la fleur de ses beaux jours,</text:p>
      <text:p text:style-name="P4">Est un amas de belles chozes,</text:p>
      <text:p text:style-name="P4">Et, sur tout, de lys et de rozes.</text:p>
      <text:p text:style-name="P6">Sa Cadette, dont l’air charmant,</text:p>
      <text:p text:style-name="P4">Pouroit d’un Dieu faire un amant,</text:p>
      <text:p text:style-name="P4">Blanche et fraîche comme une Aurore,</text:p>
      <text:p text:style-name="P4">Et qui-là reprézentoit Flore.</text:p>
      <text:p text:style-name="P6">La noble Dame de Créqui,</text:p>
      <text:p text:style-name="P4">Adorable Duchesse, et qui</text:p>
      <text:p text:style-name="P4">Peut passer, dans toute croyance,</text:p>
      <text:p text:style-name="P4">Pour un des beaux Objets de France.</text:p>
      <text:p text:style-name="P6">La jeune Madame de Foix,</text:p>
      <text:p text:style-name="P4">Dont chacun dit, à haute voix,</text:p>
      <text:p text:style-name="P4">Que dans tout le Monde habitable</text:p>
      <text:p text:style-name="P4">On ne voit rien de plus aimable.</text:p>
      <text:p text:style-name="P6">L’agréable et jeune Sully,</text:p>
      <text:p text:style-name="P4">Au vizage frais et joly.</text:p>
      <text:p text:style-name="P6">L’incomparable de Luynes,</text:p>
      <text:p text:style-name="P4">Dont les beautez presque divines,</text:p>
      <text:p text:style-name="P4">Les yeux, la gorge, et l’en-bon-point</text:p>
      <text:p text:style-name="P4">Blessent et ne guérissent point.</text:p>
      <text:p text:style-name="P6">Vilequier, Marquize excellente,</text:p>
      <text:p text:style-name="P4">Spiritüelle, intelligente,</text:p>
      <text:p text:style-name="P4">Dont la Personne a des apas,</text:p>
      <text:p text:style-name="P4">Et qui, sur-tout, fait de beaux pas,</text:p>
      <text:p text:style-name="P4">Etant parée, ou non parée,</text:p>
      <text:p text:style-name="P4">En dançant toûjours admirée.</text:p>
      <text:p text:style-name="P6">L’agréable de Montespan,</text:p>
      <text:p text:style-name="P4">Que l’on peut nommer un beau plan</text:p>
      <text:p text:style-name="P4">De toutes les graces touchantes</text:p>
      <text:p text:style-name="P4">Qui rendent les Dames charmantes.</text:p>
      <text:p text:style-name="P6">La jeune Dame de Vibray,</text:p>
      <text:p text:style-name="P4">Laquelle, pour dire le vray,</text:p>
      <text:p text:style-name="P4">Et bien parler comme il faut d’elle,</text:p>
      <text:p text:style-name="P4">A la gloire d’être fort belle ;</text:p>
      <text:p text:style-name="P4">D’honnêtes Gens m’ont dit cela,</text:p>
      <text:p text:style-name="P4">Car je ne la vis pas bien-là.</text:p>
      <text:p text:style-name="P6">Montauzier, digne et rare Fille,</text:p>
      <text:p text:style-name="P4">En qui la vertu toûjours brille,</text:p>
      <text:p text:style-name="P4">L’esprit, la prudence et l’honneur,</text:p>
      <text:p text:style-name="P4"><text:soft-page-break/>Qui n’est pas un petit bon-heur,</text:p>
      <text:p text:style-name="P6">Brancas, dont l’angélique face</text:p>
      <text:p text:style-name="P4">L’éclat des plus beaux lys éface,</text:p>
      <text:p text:style-name="P4">Fille qu’on aime, avec raizon,</text:p>
      <text:p text:style-name="P4">Et d’illustre et bonne Maizon.</text:p>
      <text:p text:style-name="P6">Grancé, belle et jeune Normande,</text:p>
      <text:p text:style-name="P4">Des plus aimables de sa bande,</text:p>
      <text:p text:style-name="P4">Et qui, parmy ces qualitez,</text:p>
      <text:p text:style-name="P4">Est fort noble des deux côtez.</text:p>
      <text:p text:style-name="P6">Castelnau, beauté singuliére,</text:p>
      <text:p text:style-name="P4">Douce fleur, roze printaniére,</text:p>
      <text:p text:style-name="P4">Dont le Pére, Homme martial,</text:p>
      <text:p text:style-name="P4">166</text:p>
      <text:p text:style-name="P4">En mourant fut fait Marêchal.</text:p>
      <text:p text:style-name="P6">Mademoiselle de la Mothe,</text:p>
      <text:p text:style-name="P4">Pour qui maint noble cœur sanglote,</text:p>
      <text:p text:style-name="P4">Ayant des mérites assez,</text:p>
      <text:p text:style-name="P4">Pour attacher les mieux sensez.</text:p>
      <text:p text:style-name="P6">Dardennes, Fille ravissante,</text:p>
      <text:p text:style-name="P4">D’humeur belle et divertissante,</text:p>
      <text:p text:style-name="P4">Et qui porte dans ses beaux yeux</text:p>
      <text:p text:style-name="P4">Dequoy charmer des demy-Dieux.</text:p>
      <text:p text:style-name="P6">D’Arquien, dont l’esprit est fort sage,</text:p>
      <text:p text:style-name="P4">Et dont les yeux et le vizage</text:p>
      <text:p text:style-name="P4">Ont je ne sçay quoy d’assez doux</text:p>
      <text:p text:style-name="P4">Pour mériter un digne Epoux.</text:p>
      <text:p text:style-name="P6">Cologon, la belle inhumaine,</text:p>
      <text:p text:style-name="P4">Qu’on estime fort chez la Reine,</text:p>
      <text:p text:style-name="P4">Et qui par ses charmes vainqueurs</text:p>
      <text:p text:style-name="P4">Se peut asservir bien des cœurs.</text:p>
      <text:p text:style-name="P6">De-Pons, illustre Demoizelle,</text:p>
      <text:p text:style-name="P4">De l’Honneur vizible modelle,</text:p>
      <text:p text:style-name="P4">Très-digne du doux Sacrement,</text:p>
      <text:p text:style-name="P4">Et qui dance admirablement.</text:p>
      <text:p text:style-name="P4">J’ay pensé faire une folie,</text:p>
      <text:p text:style-name="P4">En oubliant cette jolie,</text:p>
      <text:p text:style-name="P4">Cette pucelle Sévigny,</text:p>
      <text:p text:style-name="P4">Objet de mérite infiny ;</text:p>
      <text:p text:style-name="P4">Certes, moy, qui l’ay deux fois vûë</text:p>
      <text:p text:style-name="P4">De divins agrémens pourvûë,</text:p>
      <text:p text:style-name="P4">Et d’une très-rare beauté,</text:p>
      <text:p text:style-name="P4">Aux Balets de Sa Majesté,</text:p>
      <text:p text:style-name="P4">Si quelqu’un s’en venoit me dire,</text:p>
      <text:p text:style-name="P4">Et fût-ce le Roy nôtre Sire,</text:p>
      <text:p text:style-name="P4">As-tu rien vû de si mignon ?</text:p>
      <text:p text:style-name="P4">Je dirois hardiment que non.</text:p>
      <text:p text:style-name="P6">Outre ces Beautez éclatantes,</text:p>
      <text:p text:style-name="P4">La plus-part des Dames importantes,</text:p>
      <text:p text:style-name="P4">Cinq ou six Fillettes encor,</text:p>
      <text:p text:style-name="P4"><text:soft-page-break/>Chacun valant un Trézor,</text:p>
      <text:p text:style-name="P4">Fort joliment s’y trémoussérent,</text:p>
      <text:p text:style-name="P4">C’est-à-dire très-bien dansérent,</text:p>
      <text:p text:style-name="P4">Mais leurs noms êtant oubliez</text:p>
      <text:p text:style-name="P4">Ne sont point icy oubliez.</text:p>
      <text:p text:style-name="P6">Il s’y fit des Concerts si rares,</text:p>
      <text:p text:style-name="P4">Qu’ils eussent touché des Barbares,</text:p>
      <text:p text:style-name="P4">On chanta quatre ou cinq Récits</text:p>
      <text:p text:style-name="P4">Qui tenoient tous nos sens surcis.</text:p>
      <text:p text:style-name="P6">Ces trois aimables Demoizelles,</text:p>
      <text:p text:style-name="P4">Qui sont si bonnes Chanterelles,</text:p>
      <text:p text:style-name="P4">Dont tu vois les noms à côté,</text:p>
      <text:p text:style-name="P4">N’avaient jamais si bien chanté.</text:p>
      <text:p text:style-name="P6">Les habits êtoient admirables,</text:p>
      <text:p text:style-name="P4">Les perspectives agréables,</text:p>
      <text:p text:style-name="P4">Riches et beaux les ornemens,</text:p>
      <text:p text:style-name="P4">Et, merveilleux, les changemens.</text:p>
      <text:p text:style-name="P6">Mais êtant pressé de conclure,</text:p>
      <text:p text:style-name="P4">Par mon Imprimeur qui murmure,</text:p>
      <text:p text:style-name="P4">En me dizant, hola, hola,</text:p>
      <text:p text:style-name="P4">Je suis contraint de brizer-là,</text:p>
      <text:p text:style-name="P4">Non pas sans dire male-peste ;</text:p>
      <text:p text:style-name="P4">Aprenez de Balard le reste,</text:p>
      <text:p text:style-name="P4">Il en a fait un Imprimé</text:p>
      <text:p text:style-name="P4">Par qui tout Paris est semé ;</text:p>
      <text:p text:style-name="P4">Et, de plus, la Gazette en Proze</text:p>
      <text:p text:style-name="P4">En raporte aussi mainte choze.</text:p>
      <text:p text:style-name="P6">Du moins ce beau Balet Royal,</text:p>
      <text:p text:style-name="P4">Et sérieux, et jovial,</text:p>
      <text:p text:style-name="P4">Si par hazard je l’estropie</text:p>
      <text:p text:style-name="P4">Dans cette imparfaite Copie,</text:p>
      <text:p text:style-name="P4">Il se peut vanter qu’aujourd’huy</text:p>
      <text:p text:style-name="P4">Je n’ay discouru que de luy :</text:p>
      <text:p text:style-name="P4">Enfin, je suis fort las d’êcrire,</text:p>
      <text:p text:style-name="P4">Et ne croyois pas en tant dire.</text:p>
      <text:p text:style-name="P4"/>
      <text:p text:style-name="P6">Haute Princesse de Nemours,</text:p>
      <text:p text:style-name="P4">Pardonnez à ce long Discours.</text:p>
      <text:p text:style-name="P4"/>
      <text:p text:style-name="P4">Achevé, dont je suis bien aize,</text:p>
      <text:p text:style-name="P4">Du second des mois, le jour seize.</text:p>
      <text:p text:style-name="P4"/>
      <text:p text:style-name="P4">Apostile</text:p>
      <text:p text:style-name="P4"/>
      <text:p text:style-name="P6">Cher Lecteur, je crains que ces Vers</text:p>
      <text:p text:style-name="P4">Ne soient par toy vûs de travers,</text:p>
      <text:p text:style-name="P4">Comme dignes de tes censures :</text:p>
      <text:p text:style-name="P4">J’ay fait de meilleures peinture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Transformer</meta:initial-creator>
    <meta:creation-date>2020-02-13T11:08:00Z</meta:creation-date>
    <dc:date>2020-02-13T15:21:59.68</dc:date>
    <meta:editing-cycles>3</meta:editing-cycles>
    <meta:editing-duration>PT23S</meta:editing-duration>
    <meta:document-statistic meta:table-count="0" meta:image-count="0" meta:object-count="0" meta:page-count="6" meta:paragraph-count="258" meta:word-count="1440" meta:character-count="8396"/>
    <meta:template xlink:type="simple" xlink:actuate="onRequest" xlink:title="" xlink:href="Normal"/>
  </office:meta>
</office:document-meta>
</file>